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3E1AA44F.png" manifest:media-type="image/png"/>
  <manifest:file-entry manifest:full-path="Pictures/100000000000078000000438DE9600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26cm, 5.105cm, 0.965cm, 5.10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6pt" style:font-size-asian="16pt" style:font-size-complex="16pt"/>
    </style:style>
    <style:style style:name="P3" style:family="paragraph">
      <style:text-properties fo:color="#000000" style:font-name="LM Roman 10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0000" fo:font-size="10pt" style:font-size-asian="10pt" style:font-size-complex="10pt"/>
    </style:style>
    <style:style style:name="P5" style:family="paragraph">
      <style:text-properties fo:color="#000000" style:font-name="LM Roman 10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text-properties fo:color="#000000" fo:font-size="12pt" style:font-size-asian="12pt" style:font-size-complex="12pt"/>
    </style:style>
    <style:style style:name="P8" style:family="paragraph">
      <style:text-properties fo:color="#000000" style:font-name="LM Roman 10"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ff6600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M Roman 10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M Roman 10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M Roman 1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66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633cm" svg:height="10.997cm" svg:x="4.183cm" svg:y="4.662cm">
          <draw:image xlink:href="Pictures/100000000000078000000438DE960070.png" xlink:type="simple" xlink:show="embed" xlink:actuate="onLoad">
            <text:p/>
          </draw:image>
        </draw:frame>
        <draw:frame draw:style-name="gr2" draw:text-style-name="P3" draw:layer="layout" svg:width="3.444cm" svg:height="1.06cm" svg:x="14.932cm" svg:y="14.632cm">
          <draw:text-box>
            <text:p text:style-name="P2"><text:span text:style-name="T1">Granollers</text:span></text:p>
          </draw:text-box>
        </draw:frame>
        <draw:frame draw:style-name="gr2" draw:text-style-name="P5" draw:layer="layout" svg:width="2.174cm" svg:height="0.759cm" draw:transform="rotate (1.5707963267949) translate (5.379cm 7.873cm)">
          <draw:text-box>
            <text:p text:style-name="P4"><text:span text:style-name="T2">C-17, Vic</text:span></text:p>
          </draw:text-box>
        </draw:frame>
        <draw:frame draw:style-name="gr2" draw:text-style-name="P5" draw:layer="layout" svg:width="3.326cm" svg:height="0.759cm" draw:transform="rotate (1.39626340159546) translate (4.997cm 15.582cm)">
          <draw:text-box>
            <text:p text:style-name="P4"><text:span text:style-name="T2">C-17, Barcelona</text:span></text:p>
          </draw:text-box>
        </draw:frame>
        <draw:line draw:style-name="gr3" draw:text-style-name="P6" draw:layer="layout" svg:x1="6.35cm" svg:y1="12.954cm" svg:x2="5.941cm" svg:y2="15.473cm">
          <text:p/>
        </draw:line>
        <draw:line draw:style-name="gr3" draw:text-style-name="P6" draw:layer="layout" svg:x1="6.025cm" svg:y1="8.104cm" svg:x2="6.096cm" svg:y2="4.626cm">
          <text:p/>
        </draw:line>
        <draw:frame draw:style-name="gr2" draw:text-style-name="P5" draw:layer="layout" svg:width="2.233cm" svg:height="1.267cm" draw:transform="rotate (1.5707963267949) translate (17.879cm 6.973cm)">
          <draw:text-box>
            <text:p text:style-name="P4"><text:span text:style-name="T2">Train, </text:span></text:p>
            <text:p text:style-name="P4"><text:span text:style-name="T2">R3 to Vic</text:span></text:p>
          </draw:text-box>
        </draw:frame>
        <draw:line draw:style-name="gr3" draw:text-style-name="P6" draw:layer="layout" svg:x1="19.214cm" svg:y1="6.858cm" svg:x2="19.214cm" svg:y2="4.677cm">
          <text:p/>
        </draw:line>
        <draw:line draw:style-name="gr3" draw:text-style-name="P6" draw:layer="layout" svg:x1="13.208cm" svg:y1="14.119cm" svg:x2="11.938cm" svg:y2="15.494cm">
          <text:p/>
        </draw:line>
        <draw:frame draw:style-name="gr2" draw:text-style-name="P5" draw:layer="layout" svg:width="3.385cm" svg:height="1.267cm" draw:transform="rotate (0.729024028558031) translate (10.568cm 14.643cm)">
          <draw:text-box>
            <text:p text:style-name="P4"><text:span text:style-name="T2">Train, </text:span></text:p>
            <text:p text:style-name="P4"><text:span text:style-name="T2">R3 to Barcelona</text:span></text:p>
          </draw:text-box>
        </draw:frame>
        <draw:custom-shape draw:style-name="gr4" draw:text-style-name="P6" draw:layer="layout" svg:width="0.762cm" svg:height="0.762cm" svg:x="18.826cm" svg:y="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3.698cm" svg:height="1.471cm" svg:x="17.402cm" svg:y="8.336cm">
          <draw:text-box>
            <text:p text:style-name="P7"><text:span text:style-name="T3">Train Stop, R3</text:span></text:p>
            <text:p text:style-name="P7"><text:span text:style-name="T3">Les Franqueses</text:span></text:p>
          </draw:text-box>
        </draw:frame>
        <draw:custom-shape draw:style-name="gr4" draw:text-style-name="P6" draw:layer="layout" svg:width="0.762cm" svg:height="0.762cm" svg:x="19.626cm" svg:y="1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3.978cm" svg:height="2.081cm" svg:x="20.102cm" svg:y="11.111cm">
          <draw:text-box>
            <text:p text:style-name="P7"><text:span text:style-name="T3">Train Stop, </text:span></text:p>
            <text:p text:style-name="P7"><text:span text:style-name="T3">R2Nord</text:span></text:p>
            <text:p text:style-name="P7"><text:span text:style-name="T3">Granollers Nord</text:span></text:p>
          </draw:text-box>
        </draw:frame>
        <draw:line draw:style-name="gr3" draw:text-style-name="P6" draw:layer="layout" svg:x1="22.1cm" svg:y1="10.145cm" svg:x2="23.727cm" svg:y2="8.693cm">
          <text:p/>
        </draw:line>
        <draw:frame draw:style-name="gr2" draw:text-style-name="P5" draw:layer="layout" svg:width="3.173cm" svg:height="1.267cm" svg:x="20.327cm" svg:y="9.663cm">
          <draw:text-box>
            <text:p text:style-name="P4"><text:span text:style-name="T2">Train, </text:span></text:p>
            <text:p text:style-name="P4"><text:span text:style-name="T2">R2N to Girona</text:span></text:p>
          </draw:text-box>
        </draw:frame>
        <draw:frame draw:style-name="gr5" draw:text-style-name="P1" draw:layer="layout" svg:width="1.524cm" svg:height="0.94cm" svg:x="20.274cm" svg:y="6.113cm">
          <draw:image xlink:href="Pictures/1000020100000280000001903E1AA44F.png" xlink:type="simple" xlink:show="embed" xlink:actuate="onLoad">
            <text:p/>
          </draw:image>
        </draw:frame>
        <draw:frame draw:style-name="gr6" draw:text-style-name="P9" draw:layer="layout" svg:width="1.016cm" svg:height="1.119cm" svg:x="20.446cm" svg:y="6.286cm">
          <draw:text-box>
            <text:p text:style-name="P9"><text:span text:style-name="T4">+</text:span></text:p>
          </draw:text-box>
        </draw:frame>
        <draw:line draw:style-name="gr3" draw:text-style-name="P6" draw:layer="layout" svg:x1="19.813cm" svg:y1="13.619cm" svg:x2="19.043cm" svg:y2="15.66cm">
          <text:p/>
        </draw:line>
        <draw:frame draw:style-name="gr2" draw:text-style-name="P5" draw:layer="layout" svg:width="3.702cm" svg:height="1.267cm" svg:x="19.228cm" svg:y="14.364cm">
          <draw:text-box>
            <text:p text:style-name="P4"><text:span text:style-name="T2">Train, </text:span></text:p>
            <text:p text:style-name="P4"><text:span text:style-name="T2">R2N to Barcelon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09:37:40.726103354</meta:creation-date>
    <dc:date>2016-02-27T09:56:25.483921024</dc:date>
    <meta:editing-duration>PT3M34S</meta:editing-duration>
    <meta:editing-cycles>1</meta:editing-cycles>
    <meta:document-statistic meta:object-count="43"/>
    <meta:generator>LibreOffice/4.2.8.2$Linux_X86_64 LibreOffice_project/420m0$Build-2</meta:generator>
  </office:meta>
</office:document-meta>
</file>